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ans Pro" svg:font-family="'Source Sans Pro',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a8b68" officeooo:paragraph-rsid="000a8b68"/>
    </style:style>
    <style:style style:name="P2" style:family="paragraph" style:parent-style-name="Standard">
      <style:text-properties officeooo:paragraph-rsid="000a8b68"/>
    </style:style>
    <style:style style:name="P3" style:family="paragraph" style:parent-style-name="Standard" style:list-style-name="L1">
      <style:text-properties officeooo:rsid="000bd707" officeooo:paragraph-rsid="000bd707"/>
    </style:style>
    <style:style style:name="P4" style:family="paragraph" style:parent-style-name="Standard">
      <style:text-properties officeooo:rsid="000bd707" officeooo:paragraph-rsid="000bd707"/>
    </style:style>
    <style:style style:name="P5" style:family="paragraph" style:parent-style-name="Standard" style:list-style-name="L2">
      <style:text-properties officeooo:rsid="000bd707" officeooo:paragraph-rsid="000bd707"/>
    </style:style>
    <style:style style:name="P6" style:family="paragraph" style:parent-style-name="Standard">
      <style:text-properties officeooo:rsid="000cd4b1" officeooo:paragraph-rsid="000cd4b1"/>
    </style:style>
    <style:style style:name="P7" style:family="paragraph" style:parent-style-name="Standard">
      <style:text-properties officeooo:rsid="000e7fbb" officeooo:paragraph-rsid="000e7fbb"/>
    </style:style>
    <style:style style:name="P8" style:family="paragraph" style:parent-style-name="Standard">
      <style:text-properties officeooo:rsid="000e7fbb" officeooo:paragraph-rsid="00100fec"/>
    </style:style>
    <style:style style:name="T1" style:family="text">
      <style:text-properties fo:font-variant="normal" fo:text-transform="none" fo:color="#2d3e50" style:font-name="Source Sans Pro" fo:font-size="10.5pt" fo:letter-spacing="normal" fo:font-style="normal" fo:font-weight="normal"/>
    </style:style>
    <style:style style:name="T2" style:family="text">
      <style:text-properties fo:font-variant="normal" fo:text-transform="none" fo:color="#2d3e50" style:font-name="Source Sans Pro" fo:font-size="10.5pt" fo:letter-spacing="normal" fo:font-style="normal" fo:font-weight="normal" officeooo:rsid="000a8b68"/>
    </style:style>
    <style:style style:name="T3" style:family="text">
      <style:text-properties fo:font-variant="normal" fo:text-transform="none" fo:color="#2d3e50" style:font-name="Source Sans Pro" fo:font-size="10.5pt" fo:letter-spacing="normal" fo:font-style="normal" fo:font-weight="normal" officeooo:rsid="000bd707"/>
    </style:style>
    <style:style style:name="T4" style:family="text">
      <style:text-properties fo:font-variant="normal" fo:text-transform="none" fo:color="#2d3e50" style:font-name="Source Sans Pro" fo:font-size="10.5pt" fo:letter-spacing="normal" fo:font-style="normal" fo:font-weight="normal" officeooo:rsid="000e7fbb"/>
    </style:style>
    <style:style style:name="T5" style:family="text">
      <style:text-properties fo:font-variant="normal" fo:text-transform="none" fo:color="#2d3e50" style:font-name="Source Sans Pro" fo:font-size="10.5pt" fo:letter-spacing="normal" fo:font-style="normal" fo:font-weight="normal" officeooo:rsid="00100fec"/>
    </style:style>
    <style:style style:name="T6" style:family="text">
      <style:text-properties officeooo:rsid="000a8b6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6">1. </text:span><text:span text:style-name="T1">.How are inline and block elements different from each other?</text:span></text:p>
      <text:p text:style-name="P1"><text:span text:style-name="T1">Ans. Inline elements start from the same line as the previous or the nearest element whereas the block elements always start from a newline.</text:span></text:p>
      <text:p text:style-name="P1"><text:span text:style-name="T1">Inline elements take up the required or necessary space for them and allow other elements to get adjusted in rest of the space, whereas, block elements irrespective of their width would go on for occupying whole space across the window width.</text:span></text:p>
      <text:p text:style-name="P1"><text:span text:style-name="T1"/></text:p>
      <text:p text:style-name="P1"><text:span text:style-name="T1"/></text:p>
      <text:p text:style-name="P2"><text:span text:style-name="T1">2.Explain the difference between visibility:hidden and display:none<text:line-break/></text:span><text:span text:style-name="T2">Ans. Display:none removes the element from the normal flow of the page, allowing other elements to fill in.</text:span></text:p>
      <text:p text:style-name="P1"><text:span text:style-name="T1">Visibility:hidden leaves the element in the normal flow of the page such that it still occupies the space. In this, the space remains empty or we can say that blank space is visible where the element is present.</text:span></text:p>
      <text:p text:style-name="P1"><text:span text:style-name="T1"/></text:p>
      <text:p text:style-name="P1"><text:span text:style-name="T1"/></text:p>
      <text:p text:style-name="P1"><text:span text:style-name="T1">3. Explain the clear and float properties.<text:line-break/>Ans. </text:span><text:span text:style-name="T3">The float property is used for positioning and formatting content e.g. let an image float left next to the text. The float property can have any one of the following values:</text:span></text:p>
      <text:p text:style-name="P1"><text:span text:style-name="T3"/></text:p>
      <text:list xml:id="list101372176" text:style-name="L1">
        <text:list-item>
          <text:p text:style-name="P3"><text:span text:style-name="T1">left- The element floats to the left to its container.</text:span></text:p>
        </text:list-item>
        <text:list-item>
          <text:p text:style-name="P3"><text:span text:style-name="T1">Right- The element floats to the right off its container.</text:span></text:p>
        </text:list-item>
        <text:list-item>
          <text:p text:style-name="P3"><text:span text:style-name="T1">None- The element does not float and will be displayed just where it occurs in the text. This is default.</text:span></text:p>
        </text:list-item>
        <text:list-item>
          <text:p text:style-name="P3"><text:span text:style-name="T1">inherit- The element inherits the float value of its parent element.</text:span></text:p>
        </text:list-item>
      </text:list>
      <text:p text:style-name="P4"><text:span text:style-name="T1">In its simplest use the float property can be used to wrap text around images.</text:span></text:p>
      <text:p text:style-name="P4"><text:span text:style-name="T1"/></text:p>
      <text:p text:style-name="P4"><text:span text:style-name="T1">The clear property decides what element can float beside the cleared element and on which side. The clear property can have one of the following values:</text:span></text:p>
      <text:p text:style-name="P4"><text:span text:style-name="T1"/></text:p>
      <text:list xml:id="list1683189948" text:style-name="L2">
        <text:list-item>
          <text:p text:style-name="P5"><text:span text:style-name="T1">none- Allows floating elements on both sides. This is default.</text:span></text:p>
        </text:list-item>
        <text:list-item>
          <text:p text:style-name="P5"><text:span text:style-name="T1">right- No floating elements allowed on the right side.</text:span></text:p>
        </text:list-item>
        <text:list-item>
          <text:p text:style-name="P5"><text:span text:style-name="T1">left- No floating elements allowed on the left side.</text:span></text:p>
        </text:list-item>
        <text:list-item>
          <text:p text:style-name="P5"><text:span text:style-name="T1">Both- No floating elements allowed on either the right or the left side.</text:span></text:p>
        </text:list-item>
        <text:list-item>
          <text:p text:style-name="P5"><text:span text:style-name="T1">inherit- The element inherits the clear value of its parent.</text:span></text:p>
        </text:list-item>
      </text:list>
      <text:p text:style-name="P4"><text:span text:style-name="T1">The most common way to use the clear porperty is after you’ve used the float property on an element.</text:span></text:p>
      <text:p text:style-name="P6"><text:span text:style-name="T1">When clearing floats, you should match the clear to the float: If an element is floated to the left then you should clear to the left. Your floated element will continue to float, but the cleared element will appear below it on the webpage.</text:span></text:p>
      <text:p text:style-name="P6"><text:span text:style-name="T1"/></text:p>
      <text:p text:style-name="P6"><text:span text:style-name="T1"/></text:p>
      <text:p text:style-name="P6"><text:span text:style-name="T1">4. explain difference between absolute, relative,fixed and static.<text:line-break/></text:span><text:span text:style-name="T4">Ans. All four are positioning types.</text:span></text:p>
      <text:p text:style-name="P6"><text:span text:style-name="T4"/></text:p>
      <text:p text:style-name="P7"><text:span text:style-name="T1">Position:static</text:span></text:p>
      <text:p text:style-name="P7"><text:span text:style-name="T1">Elements are positioned static by default. Static positioned elements are not affeccted by top, bottom, left, right properties. A static positioned element is not positioned in a special way, it is always positioned according to the normal flow of the page.</text:span></text:p>
      <text:p text:style-name="P7"><text:span text:style-name="T1"/></text:p>
      <text:p text:style-name="P7"><text:span text:style-name="T1">Position: relative;</text:span></text:p>
      <text:p text:style-name="P7"><text:span text:style-name="T1">Elements positioned relative are positioned relative to their normal position. Setting the top, bottom, left, right properties of a position:relative; element will cause it to be adjusted away from its normal position. Other content will not be adjusted to fit in the gap left by the element.</text:span></text:p>
      <text:p text:style-name="P7"><text:span text:style-name="T1"/></text:p>
      <text:p text:style-name="P7"><text:span text:style-name="T1">Position:fixed;</text:span></text:p>
      <text:p text:style-name="P7"><text:span text:style-name="T1">A position:fixed; element is positioned relative to the viewport, it means that is will always remain on the same place even if the page is scrolled. The top, right, bottom and left </text:span><text:soft-page-break/><text:span text:style-name="T1">properties are used to position this element. A fixed element does not leave a gap in the page where it would normally have been located.</text:span></text:p>
      <text:p text:style-name="P7"><text:span text:style-name="T1"/></text:p>
      <text:p text:style-name="P7"><text:span text:style-name="T1">Position:absolute;</text:span></text:p>
      <text:p text:style-name="P7"><text:span text:style-name="T1">A position:absolute; element is positioned relative to the nearest positioned ancestor(instead of positioned relative to the viewport like a fixed element). However if an absolute positioned element has no positioned ancestors, it uses the document body and moves along with the page scrolling.</text:span></text:p>
      <text:p text:style-name="P7"><text:span text:style-name="T1"/></text:p>
      <text:p text:style-name="P7"><text:span text:style-name="T1"/></text:p>
      <text:p text:style-name="P8"><text:span text:style-name="T1">5. Write the HTML code to create a table in which there are 4 columns( ID , Employee Name, Designation, Department) and at least 6 rows. Also do some styling to it.</text:span></text:p>
      <text:p text:style-name="P8"><text:span text:style-name="T5"/></text:p>
      <text:p text:style-name="P8"><text:span text:style-name="T5">An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ans Pro" svg:font-family="'Source Sans Pro',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1T12:15:31.035803454</meta:creation-date>
    <meta:generator>LibreOffice/6.0.7.3$Linux_X86_64 LibreOffice_project/00m0$Build-3</meta:generator>
    <dc:date>2020-02-11T15:37:07.270871565</dc:date>
    <meta:editing-duration>PT20M30S</meta:editing-duration>
    <meta:editing-cycles>2</meta:editing-cycles>
    <meta:document-statistic meta:table-count="0" meta:image-count="0" meta:object-count="0" meta:page-count="2" meta:paragraph-count="30" meta:word-count="633" meta:character-count="3717" meta:non-whitespace-character-count="3122"/>
  </office:meta>
</office:document-meta>
</file>